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8pt"/>
    </style:style>
    <style:style style:name="co2" style:family="table-column">
      <style:table-column-properties fo:break-before="auto" style:column-width="223.71pt"/>
    </style:style>
    <style:style style:name="co3" style:family="table-column">
      <style:table-column-properties fo:break-before="auto" style:column-width="74.7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3pt" style:font-size-asian="13pt" style:font-size-complex="13pt"/>
    </style:style>
    <style:style style:name="ce12" style:family="table-cell" style:parent-style-name="Default">
      <style:text-properties style:font-name="Trebuchet MS"/>
    </style:style>
    <style:style style:name="ce4" style:family="table-cell" style:parent-style-name="Default">
      <style:table-cell-properties fo:background-color="#cccccc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rebuchet MS" fo:font-size="9pt" style:font-size-asian="9pt" style:font-size-complex="9pt"/>
    </style:style>
    <style:style style:name="ce6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  <style:style style:name="ce7" style:family="table-cell" style:parent-style-name="Default">
      <style:text-properties style:font-name="Trebuchet MS" fo:font-size="12pt" style:font-size-asian="12pt" style:font-size-complex="12pt"/>
    </style:style>
    <style:style style:name="ce8" style:family="table-cell" style:parent-style-name="Default">
      <style:table-cell-properties fo:background-color="#cccccc"/>
      <style:text-properties style:font-name="Trebuchet MS"/>
    </style:style>
    <style:style style:name="ce9" style:family="table-cell" style:parent-style-name="Default">
      <style:text-properties style:font-name="Trebuchet MS" fo:font-size="9pt" style:font-size-asian="9pt" style:font-size-complex="9pt"/>
    </style:style>
    <style:style style:name="ce10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Search Evaluatio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Quelle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2"/>
          <table:table-cell table:style-name="ce7" office:value-type="string" calcext:value-type="string">
            <text:p>Lead-Level I</text:p>
          </table:table-cell>
          <table:table-cell table:style-name="ce7" office:value-type="string" calcext:value-type="string">
            <text:p>Lead-Level II</text:p>
          </table:table-cell>
          <table:table-cell table:style-name="ce7" office:value-type="string" calcext:value-type="string">
            <text:p>Evaluation Leads</text:p>
          </table:table-cell>
          <table:table-cell table:style-name="ce7" office:value-type="string" calcext:value-type="string">
            <text:p>Entfern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Job-Newsletter</text:p>
          </table:table-cell>
          <table:table-cell table:style-name="ce4" office:value-type="string" calcext:value-type="string">
            <text:p>Suchbegriff</text:p>
          </table:table-cell>
          <table:table-cell table:style-name="ce8" table:number-columns-repeated="4"/>
          <table:table-cell table:number-columns-repeated="1018"/>
        </table:table-row>
        <table:table-row table:style-name="ro4">
          <table:table-cell office:value-type="string" calcext:value-type="string">
            <text:p>Stepstone</text:p>
          </table:table-cell>
          <table:table-cell table:style-name="ce5" office:value-type="string" calcext:value-type="string">
            <text:p>“Research in Deutschland”</text:p>
          </table:table-cell>
          <table:table-cell table:style-name="ce5" table:number-columns-repeated="2"/>
          <table:table-cell table:style-name="ce9" table:formula="of:=[.C5]+([.D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Spezialist Talentmanage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6]+([.D6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Vekaufs- &amp; Führungskräftetrainer”</text:p>
          </table:table-cell>
          <table:table-cell table:style-name="ce5" table:number-columns-repeated="2"/>
          <table:table-cell table:style-name="ce9" table:formula="of:=[.C7]+([.D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Spezialist Talentmanagement Stuttgar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8]+([.D8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Training Manager”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table:formula="of:=[.C9]+([.D9]*2)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"Entwicklung, Weiterbildung, Training" in "D-PLZ 70" 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0]+([.D10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deed</text:p>
          </table:table-cell>
          <table:table-cell table:style-name="ce5" office:value-type="string" calcext:value-type="string">
            <text:p>“Consultant Organisationsberatung”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9" table:formula="of:=[.C11]+([.D11]*2)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Communicatie Adviseur”</text:p>
          </table:table-cell>
          <table:table-cell table:style-name="ce5" table:number-columns-repeated="2"/>
          <table:table-cell table:style-name="ce9" table:formula="of:=[.C12]+([.D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uractiv</text:p>
          </table:table-cell>
          <table:table-cell table:style-name="ce5" table:number-columns-repeated="3"/>
          <table:table-cell table:style-name="ce9" table:formula="of:=[.C13]+([.D1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s.CH</text:p>
          </table:table-cell>
          <table:table-cell table:style-name="ce5" office:value-type="string" calcext:value-type="string">
            <text:p>“Training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4]+([.D14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5]+([.D15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utsche Startups</text:p>
          </table:table-cell>
          <table:table-cell table:style-name="ce5" table:number-columns-repeated="3"/>
          <table:table-cell table:style-name="ce9" table:formula="of:=[.C16]+([.D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rtup Sucht</text:p>
          </table:table-cell>
          <table:table-cell table:style-name="ce5" table:number-columns-repeated="3"/>
          <table:table-cell table:style-name="ce9" table:formula="of:=[.C17]+([.D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ünderszene</text:p>
          </table:table-cell>
          <table:table-cell table:style-name="ce5" table:number-columns-repeated="3"/>
          <table:table-cell table:style-name="ce9" table:formula="of:=[.C18]+([.D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e Local</text:p>
          </table:table-cell>
          <table:table-cell table:style-name="ce5" office:value-type="string" calcext:value-type="string">
            <text:p>“Consultancy”</text:p>
          </table:table-cell>
          <table:table-cell table:style-name="ce5" table:number-columns-repeated="2"/>
          <table:table-cell table:style-name="ce9" table:formula="of:=[.C19]+([.D1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ING</text:p>
          </table:table-cell>
          <table:table-cell table:style-name="ce5" office:value-type="string" calcext:value-type="string">
            <text:p>“Organisationsberater”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table:formula="of:=[.C20]+([.D20]*2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eenjobs</text:p>
          </table:table-cell>
          <table:table-cell table:style-name="ce5" table:number-columns-repeated="3"/>
          <table:table-cell table:style-name="ce9" table:formula="of:=[.C21]+([.D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verde</text:p>
          </table:table-cell>
          <table:table-cell table:style-name="ce5" table:number-columns-repeated="3"/>
          <table:table-cell table:style-name="ce9" table:formula="of:=[.C22]+([.D2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uman Ressources</text:p>
          </table:table-cell>
          <table:table-cell table:style-name="ce5" table:number-columns-repeated="3"/>
          <table:table-cell table:style-name="ce9" table:formula="of:=[.C23]+([.D23]*2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Jobbörsen</text:p>
          </table:table-cell>
          <table:table-cell table:style-name="ce6" table:number-columns-repeated="3"/>
          <table:table-cell table:style-name="ce10"/>
          <table:table-cell table:number-columns-repeated="1019"/>
        </table:table-row>
        <table:table-row table:style-name="ro4">
          <table:table-cell office:value-type="string" calcext:value-type="string">
            <text:p>Glassdoor</text:p>
          </table:table-cell>
          <table:table-cell table:style-name="ce5" office:value-type="string" calcext:value-type="string">
            <text:p>“Training”</text:p>
          </table:table-cell>
          <table:table-cell table:style-name="ce5" table:number-columns-repeated="2"/>
          <table:table-cell table:style-name="ce9" table:formula="of:=[.C25]+([.D2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table:number-columns-repeated="2"/>
          <table:table-cell table:style-name="ce9" table:formula="of:=[.C26]+([.D2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7]+([.D2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8]+([.D2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9]+([.D2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0]+([.D3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1]+([.D3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2]+([.D3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3]+([.D3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4]+([.D3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5]+([.D3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6]+([.D3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7]+([.D3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8]+([.D3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9]+([.D3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0]+([.D4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1]+([.D4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2]+([.D4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3]+([.D4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4]+([.D4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5]+([.D4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6]+([.D4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7]+([.D4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8]+([.D4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9]+([.D4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0]+([.D5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1]+([.D5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2]+([.D5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3]+([.D5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4]+([.D5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5]+([.D5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6]+([.D5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7]+([.D5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8]+([.D5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9]+([.D5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0]+([.D6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1]+([.D6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2]+([.D6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3]+([.D6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4]+([.D6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5]+([.D6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6]+([.D6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7]+([.D6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8]+([.D6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9]+([.D6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0]+([.D7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1]+([.D7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2]+([.D7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3]+([.D7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4]+([.D7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5]+([.D7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6]+([.D7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7]+([.D7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8]+([.D7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9]+([.D7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0]+([.D8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1]+([.D8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2]+([.D8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3]+([.D8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4]+([.D8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5]+([.D8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6]+([.D8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7]+([.D8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8]+([.D8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9]+([.D8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0]+([.D9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1]+([.D9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2]+([.D9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3]+([.D9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4]+([.D9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5]+([.D9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6]+([.D9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7]+([.D9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8]+([.D9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9]+([.D9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0]+([.D10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1]+([.D10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2]+([.D10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3]+([.D10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4]+([.D10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5]+([.D10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6]+([.D10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7]+([.D10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8]+([.D10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9]+([.D10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0]+([.D11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1]+([.D11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2]+([.D1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3]+([.D11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4]+([.D11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5]+([.D11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6]+([.D1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7]+([.D1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8]+([.D1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9]+([.D11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20]+([.D12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1]+([.D1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2]+([.D12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E5:Sheet1.E120">
            <calcext:color-scale>
              <calcext:color-scale-entry calcext:value="0" calcext:type="minimum" calcext:color="#e0efd4"/>
              <calcext:color-scale-entry calcext:value="50" calcext:type="percentile" calcext:color="#add58a"/>
              <calcext:color-scale-entry calcext:value="0" calcext:type="maximum" calcext:color="#5798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9:20:09.22379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31:32.342033097</meta:creation-date>
    <dc:date>2020-03-14T23:58:48.828766536</dc:date>
    <meta:editing-duration>P3DT6H38M40S</meta:editing-duration>
    <meta:editing-cycles>12</meta:editing-cycles>
    <meta:generator>LibreOffice/6.0.7.3$Linux_X86_64 LibreOffice_project/00m0$Build-3</meta:generator>
    <meta:document-statistic meta:table-count="1" meta:cell-count="161" meta:object-count="0"/>
  </office:meta>
</office:document-meta>
</file>